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style:font-face style:name="Roboto" svg:font-family="Roboto"/>
    <style:font-face style:name="Roboto Condensed" svg:font-family="Roboto Condensed"/>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0.4270833333333333in"/>
    </style:style>
    <style:style style:name="co3" style:family="table-column">
      <style:table-column-properties fo:break-before="auto" style:column-width="0.21875in"/>
    </style:style>
    <style:style style:name="co4" style:family="table-column">
      <style:table-column-properties fo:break-before="auto" style:column-width="3.9166666666666665in"/>
    </style:style>
    <style:style style:name="co5" style:family="table-column">
      <style:table-column-properties fo:break-before="auto" style:column-width="4.645833333333333in"/>
    </style:style>
    <style:style style:name="co6" style:family="table-column">
      <style:table-column-properties fo:break-before="auto" style:column-width="1.0520833730697632in"/>
    </style:style>
    <style:style style:name="co7" style:family="table-column">
      <style:table-column-properties fo:break-before="auto" style:column-width="1.0520833333333333in"/>
    </style:style>
    <style:style style:name="co8" style:family="table-column">
      <style:table-column-properties fo:break-before="auto" style:column-width="2.1458333333333335in"/>
    </style:style>
    <style:style style:name="co9" style:family="table-column">
      <style:table-column-properties fo:break-before="auto" style:column-width="1.6041666666666667in"/>
    </style:style>
    <style:style style:name="co10" style:family="table-column">
      <style:table-column-properties fo:break-before="auto" style:column-width="4.375in"/>
    </style:style>
    <style:style style:name="co11"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5in" fo:break-before="auto" style:use-optimal-row-height="false"/>
    </style:style>
    <style:style style:name="ro3" style:family="table-row">
      <style:table-row-properties style:row-height="0.3333333333333333in" fo:break-before="auto" style:use-optimal-row-height="false"/>
    </style:style>
    <style:style style:name="ro4" style:family="table-row">
      <style:table-row-properties style:row-height="0.25in" fo:break-before="auto" style:use-optimal-row-height="false"/>
    </style:style>
    <style:style style:name="ro5" style:family="table-row">
      <style:table-row-properties style:row-height="0.2708333333333333in" fo:break-before="auto" style:use-optimal-row-height="false"/>
    </style:style>
    <style:style style:name="ro6" style:family="table-row">
      <style:table-row-properties style:row-height="0.21875in" fo:break-before="auto" style:use-optimal-row-height="false"/>
    </style:style>
    <style:style style:name="ro7" style:family="table-row">
      <style:table-row-properties style:row-height="0.59375in" fo:break-before="auto" style:use-optimal-row-height="false"/>
    </style:style>
    <style:style style:name="ro8" style:family="table-row">
      <style:table-row-properties style:row-height="0.3645833333333333in" fo:break-before="auto" style:use-optimal-row-height="false"/>
    </style:style>
    <style:style style:name="ro9" style:family="table-row">
      <style:table-row-properties style:row-height="0.34375in" fo:break-before="auto" style:use-optimal-row-height="false"/>
    </style:style>
    <style:style style:name="ro10" style:family="table-row">
      <style:table-row-properties style:row-height="0.21875in" fo:break-before="auto" style:use-optimal-row-height="false"/>
    </style:style>
    <style:style style:name="ta1" style:family="table" style:master-page-name="PageStyle_5f_Overview">
      <style:table-properties table:display="true" style:writing-mode="lr-tb"/>
    </style:style>
    <style:style style:name="ta2" style:family="table" style:master-page-name="PageStyle_5f_rm_rolling_ch_proc">
      <style:table-properties table:display="true" style:writing-mode="lr-tb"/>
    </style:style>
    <style:style style:name="ta3" style:family="table" style:master-page-name="PageStyle_5f_Copy of rm_rolling_ch_proc_tx">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fo:background-color="#57BB8A"/>
      <style:text-properties style:font-name="Roboto" style:font-name-asian="Roboto" fo:font-weight="normal" style:font-weight-asian="normal" style:font-weight-complex="normal" fo:font-style="normal" style:font-style-asian="normal" style:font-style-complex="normal" style:text-line-through-style="none" fo:font-size="12pt" style:font-size-asian="12pt" style:font-size-complex="12pt" fo:color="#C5CAE9" style:text-underline-style="none"/>
    </style:style>
    <style:style style:name="ce22" style:family="table-cell" style:parent-style-name="Default">
      <style:table-cell-properties style:vertical-align="bottom" fo:background-color="#57BB8A"/>
      <style:paragraph-properties fo:text-align="start" fo:margin-left="0cm"/>
      <style:text-properties style:font-name="Roboto Condensed" style:font-name-asian="Roboto Condensed" fo:font-weight="normal" style:font-weight-asian="normal" style:font-weight-complex="normal" fo:font-style="normal" style:font-style-asian="normal" style:font-style-complex="normal" style:text-line-through-style="none" fo:font-size="12pt" style:font-size-asian="12pt" style:font-size-complex="12pt" fo:color="#FFFFFF" style:text-underline-style="none"/>
    </style:style>
    <style:style style:name="ce23" style:family="table-cell" style:parent-style-name="Default">
      <style:table-cell-properties fo:border-bottom="1.0pt solid #303F9F" style:vertical-align="top" fo:background-color="#57BB8A"/>
      <style:paragraph-properties/>
      <style:text-properties style:font-name="Roboto" style:font-name-asian="Roboto" fo:font-weight="normal" style:font-weight-asian="normal" style:font-weight-complex="normal" fo:font-style="normal" style:font-style-asian="normal" style:font-style-complex="normal" style:text-line-through-style="none" fo:font-size="18pt" style:font-size-asian="18pt" style:font-size-complex="18pt" fo:color="#FFFFFF" style:text-underline-style="none"/>
    </style:style>
    <style:style style:name="ce24" style:family="table-cell" style:parent-style-name="Default">
      <style:table-cell-properties fo:border-bottom="1.0pt solid #303F9F" style:vertical-align="top" fo:background-color="#57BB8A"/>
      <style:paragraph-properties fo:text-align="start" fo:margin-left="0cm"/>
      <style:text-properties style:font-name="Roboto" style:font-name-asian="Roboto" fo:font-weight="normal" style:font-weight-asian="normal" style:font-weight-complex="normal" fo:font-style="normal" style:font-style-asian="normal" style:font-style-complex="normal" style:text-line-through-style="none" fo:font-size="20pt" style:font-size-asian="20pt" style:font-size-complex="20pt" fo:color="#FFFFFF" style:text-underline-style="none"/>
    </style:style>
    <style:style style:name="ce25" style:family="table-cell" style:parent-style-name="Default">
      <style:table-cell-properties fo:border-bottom="1.0pt solid #303F9F"/>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table-cell-properties style:vertical-align="bottom" fo:background-color="#D8F6E3"/>
      <style:paragraph-properties/>
      <style:text-properties style:font-name="Roboto" style:font-name-asian="Roboto" fo:font-weight="normal" style:font-weight-asian="normal" style:font-weight-complex="normal" fo:font-style="normal" style:font-style-asian="normal" style:font-style-complex="normal" style:text-line-through-style="none" fo:font-size="10pt" style:font-size-asian="10pt" style:font-size-complex="10pt" fo:color="#303F9F" style:text-underline-style="none"/>
    </style:style>
    <style:style style:name="ce27" style:family="table-cell" style:parent-style-name="Default">
      <style:table-cell-properties fo:wrap-option="wrap" style:vertical-align="bottom" fo:background-color="#D8F6E3"/>
      <style:paragraph-properties fo:text-align="start" fo:margin-left="0cm"/>
      <style:text-properties style:font-name="Roboto Condensed" style:font-name-asian="Roboto Condensed" fo:font-weight="normal" style:font-weight-asian="normal" style:font-weight-complex="normal" fo:font-style="italic" style:font-style-asian="italic" style:font-style-complex="italic" style:text-line-through-style="none" fo:font-size="10pt" style:font-size-asian="10pt" style:font-size-complex="10pt" fo:color="#274E13" style:text-underline-style="none"/>
    </style:style>
    <style:style style:name="ce28" style:family="table-cell" style:parent-style-name="Default">
      <style:table-cell-properties style:vertical-align="top" fo:background-color="#D8F6E3"/>
      <style:paragraph-properties/>
      <style:text-properties style:font-name="Roboto" style:font-name-asian="Roboto" fo:font-weight="normal" style:font-weight-asian="normal" style:font-weight-complex="normal" fo:font-style="normal" style:font-style-asian="normal" style:font-style-complex="normal" style:text-line-through-style="none" fo:font-size="10pt" style:font-size-asian="10pt" style:font-size-complex="10pt" fo:color="#303F9F" style:text-underline-style="none"/>
    </style:style>
    <style:style style:name="ce29" style:family="table-cell" style:parent-style-name="Default">
      <style:table-cell-properties fo:wrap-option="wrap" style:vertical-align="top" fo:background-color="#D8F6E3"/>
      <style:paragraph-properties fo:text-align="start" fo:margin-left="0cm"/>
      <style:text-properties style:font-name="Roboto Condensed" style:font-name-asian="Roboto Condensed" fo:font-weight="normal" style:font-weight-asian="normal" style:font-weight-complex="normal" fo:font-style="italic" style:font-style-asian="italic" style:font-style-complex="italic" style:text-line-through-style="none" fo:font-size="10pt" style:font-size-asian="10pt" style:font-size-complex="10pt" fo:color="#274E13" style:text-underline-style="none"/>
    </style:style>
    <style:style style:name="ce30" style:family="table-cell" style:parent-style-name="Default">
      <style:text-properties style:font-name="Roboto" style:font-name-asian="Roboto" fo:font-weight="normal" style:font-weight-asian="normal" style:font-weight-complex="normal" fo:font-style="normal" style:font-style-asian="normal" style:font-style-complex="normal" style:text-line-through-style="none" fo:font-size="10pt" style:font-size-asian="10pt" style:font-size-complex="10pt" fo:color="#434343" style:text-underline-style="none"/>
    </style:style>
    <style:style style:name="ce31" style:family="table-cell" style:parent-style-name="Default">
      <style:table-cell-properties style:vertical-align="bottom"/>
      <style:paragraph-properties fo:text-align="start" fo:margin-left="0cm"/>
      <style:text-properties style:font-name="Roboto" style:font-name-asian="Roboto" fo:font-weight="normal" style:font-weight-asian="normal" style:font-weight-complex="normal" fo:font-style="normal" style:font-style-asian="normal" style:font-style-complex="normal" style:text-line-through-style="none" fo:font-size="10pt" style:font-size-asian="10pt" style:font-size-complex="10pt" fo:color="#434343" style:text-underline-style="none"/>
    </style:style>
    <style:style style:name="ce32" style:family="table-cell" style:parent-style-name="Default">
      <style:table-cell-properties style:vertical-align="bottom"/>
      <style:paragraph-properties/>
      <style:text-properties style:font-name="Roboto" style:font-name-asian="Roboto" fo:font-weight="normal" style:font-weight-asian="normal" style:font-weight-complex="normal" fo:font-style="normal" style:font-style-asian="normal" style:font-style-complex="normal" style:text-line-through-style="none" fo:font-size="10pt" style:font-size-asian="10pt" style:font-size-complex="10pt" fo:color="#434343" style:text-underline-style="none"/>
    </style:style>
    <style:style style:name="ce33" style:family="table-cell" style:parent-style-name="Default">
      <style:table-cell-properties style:vertical-align="middle"/>
      <style:paragraph-properties fo:text-align="start" fo:margin-left="0cm"/>
      <style:text-properties style:font-name="Roboto" style:font-name-asian="Roboto" fo:font-weight="normal" style:font-weight-asian="normal" style:font-weight-complex="normal" fo:font-style="normal" style:font-style-asian="normal" style:font-style-complex="normal" style:text-line-through-style="none" fo:font-size="10pt" style:font-size-asian="10pt" style:font-size-complex="10pt" fo:color="#434343" style:text-underline-style="none"/>
    </style:style>
    <style:style style:name="ce34" style:family="table-cell" style:parent-style-name="Default">
      <style:table-cell-properties style:vertical-align="bottom"/>
      <style:paragraph-properties fo:text-align="start" fo:margin-left="0cm"/>
      <style:text-properties style:font-name="Roboto" style:font-name-asian="Roboto" fo:font-weight="bold" style:font-weight-asian="bold" style:font-weight-complex="bold" fo:font-style="normal" style:font-style-asian="normal" style:font-style-complex="normal" style:text-line-through-style="none" fo:font-size="10pt" style:font-size-asian="10pt" style:font-size-complex="10pt" fo:color="#38761D" style:text-underline-style="none"/>
    </style:style>
    <style:style style:name="ce35" style:family="table-cell" style:parent-style-name="Default">
      <style:table-cell-properties style:vertical-align="bottom"/>
      <style:paragraph-properties/>
      <style:text-properties style:font-name="Roboto" style:font-name-asian="Roboto" fo:font-weight="normal" style:font-weight-asian="normal" style:font-weight-complex="normal" fo:font-style="normal" style:font-style-asian="normal" style:font-style-complex="normal" style:text-line-through-style="none" fo:font-size="10pt" style:font-size-asian="10pt" style:font-size-complex="10pt" fo:color="#434343" style:text-underline-style="none"/>
    </style:style>
    <style:style style:name="ce36" style:family="table-cell" style:parent-style-name="Default">
      <style:table-cell-properties style:vertical-align="bottom"/>
      <style:paragraph-properties fo:text-align="start" fo:margin-left="0cm"/>
      <style:text-properties style:font-name="Roboto" style:font-name-asian="Roboto" fo:font-weight="bold" style:font-weight-asian="bold" style:font-weight-complex="bold" fo:font-style="normal" style:font-style-asian="normal" style:font-style-complex="normal" style:text-line-through-style="none" fo:font-size="10pt" style:font-size-asian="10pt" style:font-size-complex="10pt" fo:color="#434343" style:text-underline-style="none"/>
    </style:style>
    <style:style style:name="ce37" style:family="table-cell" style:parent-style-name="Default">
      <style:table-cell-properties style:vertical-align="bottom"/>
      <style:paragraph-properties/>
      <style:text-properties style:font-name="Roboto" style:font-name-asian="Roboto" fo:font-weight="normal" style:font-weight-asian="normal" style:font-weight-complex="normal" fo:font-style="normal" style:font-style-asian="normal" style:font-style-complex="normal" style:text-line-through-style="none" fo:font-size="10pt" style:font-size-asian="10pt" style:font-size-complex="10pt" fo:color="#434343" style:text-underline-style="none"/>
    </style:style>
    <style:style style:name="ce38" style:family="table-cell" style:parent-style-name="Default">
      <style:table-cell-properties style:vertical-align="bottom"/>
      <style:paragraph-properties/>
      <style:text-properties style:font-name="Roboto" style:font-name-asian="Roboto" fo:font-weight="normal" style:font-weight-asian="normal" style:font-weight-complex="normal" fo:font-style="normal" style:font-style-asian="normal" style:font-style-complex="normal" style:text-line-through-style="none" fo:font-size="10pt" style:font-size-asian="10pt" style:font-size-complex="10pt" fo:color="#CC0000" style:text-underline-style="none"/>
    </style:style>
    <style:style style:name="ce39" style:family="table-cell" style:parent-style-name="Default">
      <style:table-cell-properties fo:border-left="1.0pt solid #000000" fo:border-top="1.0pt solid #000000" fo:border-bottom="1.0pt solid #000000" style:vertical-align="middle" fo:background-color="#57BB8A"/>
      <style:paragraph-properties fo:text-align="start" fo:margin-left="0cm"/>
      <style:text-properties style:font-name="Roboto Condensed" style:font-name-asian="Roboto Condensed" fo:font-weight="normal" style:font-weight-asian="normal" style:font-weight-complex="normal" fo:font-style="italic" style:font-style-asian="italic" style:font-style-complex="italic" style:text-line-through-style="none" fo:font-size="10pt" style:font-size-asian="10pt" style:font-size-complex="10pt" fo:color="#FFFFFF" style:text-underline-style="none"/>
    </style:style>
    <style:style style:name="ce40" style:family="table-cell" style:parent-style-name="Default">
      <style:table-cell-properties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1" style:family="table-cell" style:parent-style-name="Default">
      <style:table-cell-properties fo:border-right="1.0pt solid #000000"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2" style:family="table-cell" style:parent-style-name="Default">
      <style:table-cell-properties fo:border-left="1.0pt solid #000000" fo:border-right="1.0pt solid #000000" style:vertical-align="middle" fo:background-color="#D8F6E3"/>
      <style:paragraph-properties fo:text-align="center"/>
      <style:text-properties style:font-name="Roboto" style:font-name-asian="Roboto" fo:font-weight="bold" style:font-weight-asian="bold" style:font-weight-complex="bold" fo:font-style="normal" style:font-style-asian="normal" style:font-style-complex="normal" style:text-line-through-style="none" fo:font-size="10pt" style:font-size-asian="10pt" style:font-size-complex="10pt" fo:color="#274E13" style:text-underline-style="none"/>
    </style:style>
    <style:style style:name="ce43" style:family="table-cell" style:parent-style-name="Default">
      <style:table-cell-properties fo:border-left="1.0pt solid #000000" fo:border-bottom="1.0pt solid #000000" style:vertical-align="middle" fo:background-color="#D8F6E3"/>
      <style:paragraph-properties fo:text-align="center"/>
      <style:text-properties style:font-name="Roboto" style:font-name-asian="Roboto" fo:font-weight="bold" style:font-weight-asian="bold" style:font-weight-complex="bold" fo:font-style="normal" style:font-style-asian="normal" style:font-style-complex="normal" style:text-line-through-style="none" fo:font-size="10pt" style:font-size-asian="10pt" style:font-size-complex="10pt" fo:color="#274E13" style:text-underline-style="none"/>
    </style:style>
    <style:style style:name="ce44" style:family="table-cell" style:parent-style-name="Default">
      <style:table-cell-properties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5" style:family="table-cell" style:parent-style-name="Default">
      <style:table-cell-properties fo:border-right="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6" style:family="table-cell" style:parent-style-name="Default">
      <style:table-cell-properties fo:border-left="1.0pt solid #000000" fo:wrap-option="wrap" style:vertical-align="middle" fo:background-color="#D8F6E3"/>
      <style:paragraph-properties fo:text-align="center"/>
      <style:text-properties style:font-name="Roboto" style:font-name-asian="Roboto" fo:font-weight="bold" style:font-weight-asian="bold" style:font-weight-complex="bold" fo:font-style="normal" style:font-style-asian="normal" style:font-style-complex="normal" style:text-line-through-style="none" fo:font-size="9pt" style:font-size-asian="9pt" style:font-size-complex="9pt" fo:color="#274E13" style:text-underline-style="none"/>
    </style:style>
    <style:style style:name="ce47" style:family="table-cell" style:parent-style-name="Default">
      <style:table-cell-properties fo:wrap-option="wrap" style:vertical-align="middle" fo:background-color="#D8F6E3"/>
      <style:paragraph-properties fo:text-align="center"/>
      <style:text-properties style:font-name="Roboto" style:font-name-asian="Roboto" fo:font-weight="bold" style:font-weight-asian="bold" style:font-weight-complex="bold" fo:font-style="normal" style:font-style-asian="normal" style:font-style-complex="normal" style:text-line-through-style="none" fo:font-size="9pt" style:font-size-asian="9pt" style:font-size-complex="9pt" fo:color="#274E13" style:text-underline-style="none"/>
    </style:style>
    <style:style style:name="ce48" style:family="table-cell" style:parent-style-name="Default">
      <style:table-cell-properties fo:border-right="1.0pt solid #000000" fo:wrap-option="wrap" style:vertical-align="middle" fo:background-color="#D8F6E3"/>
      <style:paragraph-properties fo:text-align="center"/>
      <style:text-properties style:font-name="Roboto" style:font-name-asian="Roboto" fo:font-weight="bold" style:font-weight-asian="bold" style:font-weight-complex="bold" fo:font-style="normal" style:font-style-asian="normal" style:font-style-complex="normal" style:text-line-through-style="none" fo:font-size="9pt" style:font-size-asian="9pt" style:font-size-complex="9pt" fo:color="#274E13" style:text-underline-style="none"/>
    </style:style>
    <style:style style:name="ce49" style:family="table-cell" style:parent-style-name="Default">
      <style:table-cell-properties fo:border-left="1.0pt solid #000000" fo:border-right="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0" style:family="table-cell" style:parent-style-name="Default">
      <style:table-cell-properties fo:border-left="1.0pt solid #000000" fo:border-top="1.0pt solid #000000" fo:border-bottom="1.0pt solid #000000" style:vertical-align="middle" fo:background-color="#D8F6E3"/>
      <style:paragraph-properties fo:text-align="center"/>
      <style:text-properties style:font-name="Roboto" style:font-name-asian="Roboto" fo:font-weight="bold" style:font-weight-asian="bold" style:font-weight-complex="bold" fo:font-style="normal" style:font-style-asian="normal" style:font-style-complex="normal" style:text-line-through-style="none" fo:font-size="10pt" style:font-size-asian="10pt" style:font-size-complex="10pt" fo:color="#274E13" style:text-underline-style="none"/>
    </style:style>
    <style:style style:name="ce51" style:family="table-cell" style:parent-style-name="Default">
      <style:table-cell-properties fo:border-top="1.0pt solid #000000" fo:border-bottom="1.0pt solid #000000" style:vertical-align="middle" fo:background-color="#D8F6E3"/>
      <style:paragraph-properties fo:text-align="center"/>
      <style:text-properties style:font-name="Roboto" style:font-name-asian="Roboto" fo:font-weight="bold" style:font-weight-asian="bold" style:font-weight-complex="bold" fo:font-style="normal" style:font-style-asian="normal" style:font-style-complex="normal" style:text-line-through-style="none" fo:font-size="10pt" style:font-size-asian="10pt" style:font-size-complex="10pt" fo:color="#274E13" style:text-underline-style="none"/>
    </style:style>
    <style:style style:name="ce52" style:family="table-cell" style:parent-style-name="Default">
      <style:table-cell-properties fo:border-left="1.0pt solid #000000" fo:border-right="1.0pt solid #E8EAF6" fo:border-top="1.0pt solid #303F9F" fo:border-bottom="1.0pt solid #000000" fo:wrap-option="wrap" style:vertical-align="middle" fo:background-color="#D8F6E3"/>
      <style:paragraph-properties fo:text-align="center"/>
      <style:text-properties style:font-name="Roboto" style:font-name-asian="Roboto" fo:font-weight="bold" style:font-weight-asian="bold" style:font-weight-complex="bold" fo:font-style="normal" style:font-style-asian="normal" style:font-style-complex="normal" style:text-line-through-style="none" fo:font-size="9pt" style:font-size-asian="9pt" style:font-size-complex="9pt" fo:color="#274E13" style:text-underline-style="none"/>
    </style:style>
    <style:style style:name="ce53" style:family="table-cell" style:parent-style-name="Default">
      <style:table-cell-properties fo:border-left="1.0pt solid #E8EAF6" fo:border-right="1.0pt solid #E8EAF6" fo:border-top="1.0pt solid #303F9F" fo:border-bottom="1.0pt solid #000000" fo:wrap-option="wrap" style:vertical-align="middle" fo:background-color="#D8F6E3"/>
      <style:paragraph-properties fo:text-align="center"/>
      <style:text-properties style:font-name="Roboto" style:font-name-asian="Roboto" fo:font-weight="bold" style:font-weight-asian="bold" style:font-weight-complex="bold" fo:font-style="normal" style:font-style-asian="normal" style:font-style-complex="normal" style:text-line-through-style="none" fo:font-size="9pt" style:font-size-asian="9pt" style:font-size-complex="9pt" fo:color="#274E13" style:text-underline-style="none"/>
    </style:style>
    <style:style style:name="ce54" style:family="table-cell" style:parent-style-name="Default">
      <style:table-cell-properties fo:border-left="1.0pt solid #E8EAF6" fo:border-top="1.0pt solid #303F9F" fo:border-bottom="1.0pt solid #000000" fo:wrap-option="wrap" style:vertical-align="middle" fo:background-color="#D8F6E3"/>
      <style:paragraph-properties fo:text-align="center"/>
      <style:text-properties style:font-name="Roboto" style:font-name-asian="Roboto" fo:font-weight="bold" style:font-weight-asian="bold" style:font-weight-complex="bold" fo:font-style="normal" style:font-style-asian="normal" style:font-style-complex="normal" style:text-line-through-style="none" fo:font-size="9pt" style:font-size-asian="9pt" style:font-size-complex="9pt" fo:color="#274E13" style:text-underline-style="none"/>
    </style:style>
    <style:style style:name="ce55" style:family="table-cell" style:parent-style-name="Default">
      <style:table-cell-properties fo:border-left="1.0pt solid #E8EAF6" fo:border-right="1.0pt solid #000000" fo:border-top="1.0pt solid #303F9F" fo:border-bottom="1.0pt solid #000000" fo:wrap-option="wrap" style:vertical-align="middle" fo:background-color="#D8F6E3"/>
      <style:paragraph-properties fo:text-align="center"/>
      <style:text-properties style:font-name="Roboto" style:font-name-asian="Roboto" fo:font-weight="bold" style:font-weight-asian="bold" style:font-weight-complex="bold" fo:font-style="normal" style:font-style-asian="normal" style:font-style-complex="normal" style:text-line-through-style="none" fo:font-size="9pt" style:font-size-asian="9pt" style:font-size-complex="9pt" fo:color="#274E13" style:text-underline-style="none"/>
    </style:style>
    <style:style style:name="ce56" style:family="table-cell" style:parent-style-name="Default">
      <style:table-cell-properties fo:border-left="1.0pt solid #000000" fo:border-right="1.0pt solid #000000" fo:border-top="1.0pt solid #000000" fo:border-bottom="1.0pt solid #000000" style:vertical-align="middle" fo:background-color="#CCFCE5"/>
      <style:paragraph-properties fo:text-align="center"/>
      <style:text-properties style:font-name="Roboto" style:font-name-asian="Roboto" fo:font-weight="normal" style:font-weight-asian="normal" style:font-weight-complex="normal" fo:font-style="normal" style:font-style-asian="normal" style:font-style-complex="normal" style:text-line-through-style="none" fo:font-size="10pt" style:font-size-asian="10pt" style:font-size-complex="10pt" fo:color="#666666" style:text-underline-style="none"/>
    </style:style>
    <style:style style:name="ce57" style:family="table-cell" style:parent-style-name="Default">
      <style:table-cell-properties fo:border-left="1.0pt solid #000000" fo:border-right="1.0pt solid #000000" fo:border-top="1.0pt solid #000000" fo:border-bottom="1.0pt solid #000000" style:vertical-align="middle"/>
      <style:paragraph-properties fo:text-align="center"/>
      <style:text-properties style:font-name="Roboto" style:font-name-asian="Roboto" fo:font-weight="normal" style:font-weight-asian="normal" style:font-weight-complex="normal" fo:font-style="normal" style:font-style-asian="normal" style:font-style-complex="normal" style:text-line-through-style="none" fo:font-size="10pt" style:font-size-asian="10pt" style:font-size-complex="10pt" fo:color="#666666" style:text-underline-style="none"/>
    </style:style>
    <style:style style:name="ce58" style:family="table-cell" style:parent-style-name="Default">
      <style:table-cell-properties fo:border-left="1.0pt solid #000000" fo:border-right="1.0pt solid #000000" fo:border-top="1.0pt solid #000000" fo:border-bottom="1.0pt solid #000000" style:vertical-align="middle" fo:background-color="#D9D9D9"/>
      <style:paragraph-properties fo:text-align="center"/>
      <style:text-properties style:font-name="Roboto" style:font-name-asian="Roboto" fo:font-weight="normal" style:font-weight-asian="normal" style:font-weight-complex="normal" fo:font-style="normal" style:font-style-asian="normal" style:font-style-complex="normal" style:text-line-through-style="none" fo:font-size="10pt" style:font-size-asian="10pt" style:font-size-complex="10pt" fo:color="#666666" style:text-underline-style="none"/>
    </style:style>
    <style:style style:name="ce59" style:family="table-cell" style:parent-style-name="Default">
      <style:table-cell-properties fo:border-left="1.0pt solid #000000" fo:border-right="1.0pt solid #000000" fo:border-top="1.0pt solid #000000" fo:border-bottom="1.0pt solid #000000" style:vertical-align="middle"/>
      <style:paragraph-properties fo:text-align="center"/>
      <style:text-properties style:font-name="Roboto" style:font-name-asian="Roboto"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0" style:family="table-cell" style:parent-style-name="Default">
      <style:table-cell-properties fo:border-left="1.0pt solid #000000" fo:border-right="1.0pt solid #000000" fo:border-top="1.0pt solid #000000" fo:border-bottom="1.0pt solid #000000" style:vertical-align="middle"/>
      <style:paragraph-properties fo:text-align="center"/>
      <style:text-properties style:font-name="Roboto" style:font-name-asian="Roboto"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1" style:family="table-cell" style:parent-style-name="Default">
      <style:table-cell-properties fo:border-left="1.0pt solid #000000" fo:border-right="1.0pt solid #000000" fo:border-top="1.0pt solid #000000" fo:border-bottom="1.0pt solid #000000" fo:wrap-option="wrap" style:vertical-align="middle"/>
      <style:paragraph-properties fo:text-align="center"/>
      <style:text-properties style:font-name="Roboto" style:font-name-asian="Roboto"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2" style:family="table-cell" style:parent-style-name="Default">
      <style:table-cell-properties fo:border-left="1.0pt solid #000000" fo:border-right="1.0pt solid #000000" fo:border-top="1.0pt solid #000000" fo:border-bottom="1.0pt solid #000000" style:vertical-align="middle" fo:background-color="#FFFFFF"/>
      <style:paragraph-properties fo:text-align="center"/>
      <style:text-properties style:font-name="Roboto" style:font-name-asian="Roboto" fo:font-weight="normal" style:font-weight-asian="normal" style:font-weight-complex="normal" fo:font-style="normal" style:font-style-asian="normal" style:font-style-complex="normal" style:text-line-through-style="none" fo:font-size="10pt" style:font-size-asian="10pt" style:font-size-complex="10pt" fo:color="#666666" style:text-underline-style="none"/>
    </style:style>
    <style:style style:name="ce63" style:family="table-cell" style:parent-style-name="Default">
      <style:table-cell-properties style:vertical-align="middle" fo:background-color="#57BB8A"/>
      <style:paragraph-properties fo:text-align="start" fo:margin-left="0cm"/>
      <style:text-properties style:font-name="Roboto Condensed" style:font-name-asian="Roboto Condensed" fo:font-weight="normal" style:font-weight-asian="normal" style:font-weight-complex="normal" fo:font-style="italic" style:font-style-asian="italic" style:font-style-complex="italic" style:text-line-through-style="none" fo:font-size="10pt" style:font-size-asian="10pt" style:font-size-complex="10pt" fo:color="#FFFFFF" style:text-underline-style="none"/>
    </style:style>
    <style:style style:name="ce64" style:family="table-cell" style:parent-style-name="Default">
      <style:table-cell-properties fo:border-left="1.0pt solid #000000" fo:border-right="1.0pt solid #000000" fo:border-top="1.0pt solid #000000" style:vertical-align="middle" fo:background-color="#D8F6E3"/>
      <style:paragraph-properties fo:text-align="center"/>
      <style:text-properties style:font-name="Roboto" style:font-name-asian="Roboto" fo:font-weight="bold" style:font-weight-asian="bold" style:font-weight-complex="bold" fo:font-style="normal" style:font-style-asian="normal" style:font-style-complex="normal" style:text-line-through-style="none" fo:font-size="10pt" style:font-size-asian="10pt" style:font-size-complex="10pt" fo:color="#274E13" style:text-underline-style="none"/>
    </style:style>
    <style:style style:name="ce65" style:family="table-cell" style:parent-style-name="Default">
      <style:table-cell-properties fo:border-left="1.0pt solid #000000" fo:border-top="1.0pt solid #000000" fo:border-bottom="1.0pt solid #000000" style:vertical-align="middle" fo:background-color="#D8F6E3"/>
      <style:paragraph-properties fo:text-align="center"/>
      <style:text-properties style:font-name="Roboto" style:font-name-asian="Roboto" fo:font-weight="bold" style:font-weight-asian="bold" style:font-weight-complex="bold" fo:font-style="normal" style:font-style-asian="normal" style:font-style-complex="normal" style:text-line-through-style="none" fo:font-size="10pt" style:font-size-asian="10pt" style:font-size-complex="10pt" fo:color="#274E13" style:text-underline-style="none"/>
    </style:style>
    <style:style style:name="ce66" style:family="table-cell" style:parent-style-name="Default">
      <style:table-cell-properties fo:border-left="1.0pt solid #000000" fo:border-top="1.0pt solid #000000" fo:wrap-option="wrap" style:vertical-align="middle" fo:background-color="#D8F6E3"/>
      <style:paragraph-properties fo:text-align="center"/>
      <style:text-properties style:font-name="Roboto" style:font-name-asian="Roboto" fo:font-weight="bold" style:font-weight-asian="bold" style:font-weight-complex="bold" fo:font-style="normal" style:font-style-asian="normal" style:font-style-complex="normal" style:text-line-through-style="none" fo:font-size="9pt" style:font-size-asian="9pt" style:font-size-complex="9pt" fo:color="#274E13" style:text-underline-style="none"/>
    </style:style>
    <style:style style:name="ce67" style:family="table-cell" style:parent-style-name="Default">
      <style:table-cell-properties fo:border-top="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8" style:family="table-cell" style:parent-style-name="Default">
      <style:table-cell-properties fo:border-right="1.0pt solid #000000" fo:border-top="1.0pt solid #000000" fo:border-bottom="1.0pt solid #000000" style:vertical-align="middle" fo:background-color="#D8F6E3"/>
      <style:paragraph-properties fo:text-align="center"/>
      <style:text-properties style:font-name="Roboto" style:font-name-asian="Roboto" fo:font-weight="bold" style:font-weight-asian="bold" style:font-weight-complex="bold" fo:font-style="normal" style:font-style-asian="normal" style:font-style-complex="normal" style:text-line-through-style="none" fo:font-size="10pt" style:font-size-asian="10pt" style:font-size-complex="10pt" fo:color="#274E13" style:text-underline-style="none"/>
    </style:style>
    <style:style style:name="ce69" style:family="table-cell" style:parent-style-name="Default">
      <style:table-cell-properties fo:border-left="1.0pt solid #E8EAF6" fo:border-right="1.0pt solid #000000" fo:border-top="1.0pt solid #303F9F" fo:border-bottom="1.0pt solid #000000" fo:wrap-option="wrap" style:vertical-align="middle" fo:background-color="#D8F6E3"/>
      <style:paragraph-properties fo:text-align="center"/>
      <style:text-properties style:font-name="Roboto" style:font-name-asian="Roboto" fo:font-weight="bold" style:font-weight-asian="bold" style:font-weight-complex="bold" fo:font-style="normal" style:font-style-asian="normal" style:font-style-complex="normal" style:text-line-through-style="none" fo:font-size="9pt" style:font-size-asian="9pt" style:font-size-complex="9pt" fo:color="#274E13" style:text-underline-style="none"/>
    </style:style>
    <style:style style:name="ce70" style:family="table-cell" style:parent-style-name="Default">
      <style:table-cell-properties style:vertical-align="middle"/>
      <style:paragraph-properties fo:text-align="center"/>
      <style:text-properties style:font-name="Roboto" style:font-name-asian="Roboto" fo:font-weight="normal" style:font-weight-asian="normal" style:font-weight-complex="normal" fo:font-style="normal" style:font-style-asian="normal" style:font-style-complex="normal" style:text-line-through-style="none" fo:font-size="10pt" style:font-size-asian="10pt" style:font-size-complex="10pt" fo:color="#666666" style:text-underline-style="none"/>
    </style:style>
    <style:style style:name="ce71" style:family="table-cell" style:parent-style-name="Default">
      <style:table-cell-properties fo:border-left="1.0pt solid #C5CAE9" style:vertical-align="middle"/>
      <style:paragraph-properties fo:text-align="center"/>
      <style:text-properties style:font-name="Roboto" style:font-name-asian="Roboto"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2" style:family="table-cell" style:parent-style-name="Default">
      <style:table-cell-properties fo:border-left="1.0pt solid #C5CAE9" fo:border-right="1.0pt solid #C5CAE9" style:vertical-align="middle"/>
      <style:paragraph-properties fo:text-align="center"/>
      <style:text-properties style:font-name="Roboto" style:font-name-asian="Roboto"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3" style:family="table-cell" style:parent-style-name="Default">
      <style:table-cell-properties style:vertical-align="middle"/>
      <style:paragraph-properties fo:text-align="center"/>
      <style:text-properties style:font-name="Roboto" style:font-name-asian="Roboto"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4" style:family="table-cell" style:parent-style-name="Default">
      <style:table-cell-properties fo:border-left="1.0pt solid #000000" fo:border-right="1.0pt solid #000000" fo:border-bottom="1.0pt solid #000000" style:vertical-align="middle" fo:background-color="#D8F6E3"/>
      <style:paragraph-properties fo:text-align="center"/>
      <style:text-properties style:font-name="Roboto" style:font-name-asian="Roboto" fo:font-weight="bold" style:font-weight-asian="bold" style:font-weight-complex="bold" fo:font-style="normal" style:font-style-asian="normal" style:font-style-complex="normal" style:text-line-through-style="none" fo:font-size="10pt" style:font-size-asian="10pt" style:font-size-complex="10pt" fo:color="#274E13" style:text-underline-style="none"/>
    </style:style>
    <style:style style:name="ce75" style:family="table-cell" style:parent-style-name="Default">
      <style:table-cell-properties fo:border-left="1.0pt solid #000000" fo:border-right="1.0pt solid #000000" fo:border-top="1.0pt solid #000000" fo:border-bottom="1.0pt solid #000000" style:vertical-align="middle" fo:background-color="#57BB8A"/>
      <style:paragraph-properties fo:text-align="start" fo:margin-left="0cm"/>
      <style:text-properties style:font-name="Roboto Condensed" style:font-name-asian="Roboto Condensed" fo:font-weight="normal" style:font-weight-asian="normal" style:font-weight-complex="normal" fo:font-style="italic" style:font-style-asian="italic" style:font-style-complex="italic" style:text-line-through-style="none" fo:font-size="10pt" style:font-size-asian="10pt" style:font-size-complex="10pt" fo:color="#FFFFFF" style:text-underline-style="none"/>
    </style:style>
    <style:style style:name="ce76" style:family="table-cell" style:parent-style-name="Default">
      <style:table-cell-properties fo:border-left="1.0pt solid #000000" fo:border-right="1.0pt solid #000000" fo:border-top="1.0pt solid #000000" fo:border-bottom="1.0pt solid #000000" style:vertical-align="middle" fo:background-color="#D8F6E3"/>
      <style:paragraph-properties fo:text-align="center"/>
      <style:text-properties style:font-name="Roboto" style:font-name-asian="Roboto" fo:font-weight="bold" style:font-weight-asian="bold" style:font-weight-complex="bold" fo:font-style="normal" style:font-style-asian="normal" style:font-style-complex="normal" style:text-line-through-style="none" fo:font-size="10pt" style:font-size-asian="10pt" style:font-size-complex="10pt" fo:color="#274E13"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Roboto" style:font-name-asian="Roboto" fo:font-weight="normal" style:font-weight-asian="normal" style:font-weight-complex="normal" fo:font-style="normal" style:font-style-asian="normal" style:font-style-complex="normal" style:text-line-through-style="none" fo:font-size="12pt" style:font-size-asian="12pt" style:font-size-complex="12pt" fo:color="#C5CAE9" style:text-underline-style="none"/>
    </style:style>
    <style:style style:name="T7" style:family="text">
      <style:text-properties style:font-name="Roboto Condensed" style:font-name-asian="Roboto Condensed" fo:font-weight="normal" style:font-weight-asian="normal" style:font-weight-complex="normal" fo:font-style="normal" style:font-style-asian="normal" style:font-style-complex="normal" style:text-line-through-style="none" fo:font-size="12pt" style:font-size-asian="12pt" style:font-size-complex="12pt" fo:color="#FFFFFF" style:text-underline-style="none"/>
    </style:style>
    <style:style style:name="T8" style:family="text">
      <style:text-properties style:font-name="Roboto" style:font-name-asian="Roboto" fo:font-weight="normal" style:font-weight-asian="normal" style:font-weight-complex="normal" fo:font-style="normal" style:font-style-asian="normal" style:font-style-complex="normal" style:text-line-through-style="none" fo:font-size="18pt" style:font-size-asian="18pt" style:font-size-complex="18pt" fo:color="#FFFFFF" style:text-underline-style="none"/>
    </style:style>
    <style:style style:name="T9" style:family="text">
      <style:text-properties style:font-name="Roboto" style:font-name-asian="Roboto" fo:font-weight="normal" style:font-weight-asian="normal" style:font-weight-complex="normal" fo:font-style="normal" style:font-style-asian="normal" style:font-style-complex="normal" style:text-line-through-style="none" fo:font-size="20pt" style:font-size-asian="20pt" style:font-size-complex="20pt" fo:color="#FFFFFF" style:text-underline-style="none"/>
    </style:style>
    <style:style style:name="T10" style:family="text">
      <style:text-properties style:font-name="Roboto" style:font-name-asian="Roboto" fo:font-weight="normal" style:font-weight-asian="normal" style:font-weight-complex="normal" fo:font-style="normal" style:font-style-asian="normal" style:font-style-complex="normal" style:text-line-through-style="none" fo:font-size="10pt" style:font-size-asian="10pt" style:font-size-complex="10pt" fo:color="#303F9F" style:text-underline-style="none"/>
    </style:style>
    <style:style style:name="T11" style:family="text">
      <style:text-properties style:font-name="Roboto Condensed" style:font-name-asian="Roboto Condensed" fo:font-weight="normal" style:font-weight-asian="normal" style:font-weight-complex="normal" fo:font-style="italic" style:font-style-asian="italic" style:font-style-complex="italic" style:text-line-through-style="none" fo:font-size="10pt" style:font-size-asian="10pt" style:font-size-complex="10pt" fo:color="#274E13" style:text-underline-style="none"/>
    </style:style>
    <style:style style:name="T12" style:family="text">
      <style:text-properties style:font-name="Roboto Condensed" style:font-name-asian="Roboto Condensed" fo:font-weight="normal" style:font-weight-asian="normal" style:font-weight-complex="normal" fo:font-style="italic" style:font-style-asian="italic" style:font-style-complex="italic" style:text-line-through-style="none" fo:font-size="10pt" style:font-size-asian="10pt" style:font-size-complex="10pt" fo:color="#274E13" style:text-underline-style="none"/>
    </style:style>
    <style:style style:name="T13" style:family="text">
      <style:text-properties style:font-name="Roboto" style:font-name-asian="Roboto" fo:font-weight="normal" style:font-weight-asian="normal" style:font-weight-complex="normal" fo:font-style="normal" style:font-style-asian="normal" style:font-style-complex="normal" style:text-line-through-style="none" fo:font-size="10pt" style:font-size-asian="10pt" style:font-size-complex="10pt" fo:color="#434343" style:text-underline-style="none"/>
    </style:style>
    <style:style style:name="T14" style:family="text">
      <style:text-properties style:font-name="Roboto" style:font-name-asian="Roboto" fo:font-weight="bold" style:font-weight-asian="bold" style:font-weight-complex="bold" fo:font-style="normal" style:font-style-asian="normal" style:font-style-complex="normal" style:text-line-through-style="none" fo:font-size="10pt" style:font-size-asian="10pt" style:font-size-complex="10pt" fo:color="#38761D" style:text-underline-style="none"/>
    </style:style>
    <style:style style:name="T15" style:family="text">
      <style:text-properties style:font-name="Roboto" style:font-name-asian="Roboto" fo:font-weight="bold" style:font-weight-asian="bold" style:font-weight-complex="bold" fo:font-style="normal" style:font-style-asian="normal" style:font-style-complex="normal" style:text-line-through-style="none" fo:font-size="10pt" style:font-size-asian="10pt" style:font-size-complex="10pt" fo:color="#434343" style:text-underline-style="none"/>
    </style:style>
    <style:style style:name="T16" style:family="text">
      <style:text-properties style:font-name="Roboto" style:font-name-asian="Roboto" fo:font-weight="normal" style:font-weight-asian="normal" style:font-weight-complex="normal" fo:font-style="normal" style:font-style-asian="normal" style:font-style-complex="normal" style:text-line-through-style="none" fo:font-size="10pt" style:font-size-asian="10pt" style:font-size-complex="10pt" fo:color="#CC0000" style:text-underline-style="none"/>
    </style:style>
    <style:style style:name="T17" style:family="text">
      <style:text-properties style:font-name="Roboto Condensed" style:font-name-asian="Roboto Condensed" fo:font-weight="normal" style:font-weight-asian="normal" style:font-weight-complex="normal" fo:font-style="italic" style:font-style-asian="italic" style:font-style-complex="italic" style:text-line-through-style="none" fo:font-size="10pt" style:font-size-asian="10pt" style:font-size-complex="10pt" fo:color="#FFFFFF" style:text-underline-style="none"/>
    </style:style>
    <style:style style:name="T18" style:family="text">
      <style:text-properties style:font-name="Roboto" style:font-name-asian="Roboto" fo:font-weight="bold" style:font-weight-asian="bold" style:font-weight-complex="bold" fo:font-style="normal" style:font-style-asian="normal" style:font-style-complex="normal" style:text-line-through-style="none" fo:font-size="10pt" style:font-size-asian="10pt" style:font-size-complex="10pt" fo:color="#274E13" style:text-underline-style="none"/>
    </style:style>
    <style:style style:name="T19" style:family="text">
      <style:text-properties style:font-name="Roboto" style:font-name-asian="Roboto" fo:font-weight="bold" style:font-weight-asian="bold" style:font-weight-complex="bold" fo:font-style="normal" style:font-style-asian="normal" style:font-style-complex="normal" style:text-line-through-style="none" fo:font-size="9pt" style:font-size-asian="9pt" style:font-size-complex="9pt" fo:color="#274E13" style:text-underline-style="none"/>
    </style:style>
    <style:style style:name="T20" style:family="text">
      <style:text-properties style:font-name="Roboto" style:font-name-asian="Roboto" fo:font-weight="normal" style:font-weight-asian="normal" style:font-weight-complex="normal" fo:font-style="normal" style:font-style-asian="normal" style:font-style-complex="normal" style:text-line-through-style="none" fo:font-size="10pt" style:font-size-asian="10pt" style:font-size-complex="10pt" fo:color="#666666" style:text-underline-style="none"/>
    </style:style>
    <style:style style:name="T21" style:family="text">
      <style:text-properties style:font-name="Roboto" style:font-name-asian="Roboto"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Overview"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1" table:default-cell-style-name="ce15" table:number-columns-repeated="252"/>
        <table:table-row table:style-name="ro2">
          <table:table-cell table:style-name="ce21"/>
          <table:table-cell table:style-name="ce22" table:number-columns-spanned="2" table:number-rows-spanned="1" office:value-type="string">
            <text:p>rsyncme</text:p>
          </table:table-cell>
          <table:covered-table-cell/>
          <table:table-cell table:style-name="ce21"/>
        </table:table-row>
        <table:table-row table:style-name="ro2">
          <table:table-cell table:style-name="ce23"/>
          <table:table-cell table:style-name="ce24" table:number-columns-spanned="2" table:number-rows-spanned="1" office:value-type="string">
            <text:p>TEST COVERAGE TABLES</text:p>
          </table:table-cell>
          <table:covered-table-cell/>
          <table:table-cell table:style-name="ce23"/>
        </table:table-row>
        <table:table-row table:style-name="ro3">
          <table:table-cell table:style-name="ce26"/>
          <table:table-cell table:style-name="ce27" table:number-columns-spanned="2" table:number-rows-spanned="1" office:value-type="string">
            <text:p>Each sheet presents the state of testing of the single function in the single table in which possible calls to that function are listed together with their expected return value. Not all possible scenarios are tested because life of a single human being is significantly limited, but there is an intent to test all important corner cases and as many less tricky scenarios as possible.</text:p>
          </table:table-cell>
          <table:covered-table-cell/>
          <table:table-cell table:style-name="ce26"/>
        </table:table-row>
        <table:table-row table:style-name="ro2">
          <table:table-cell table:style-name="ce28"/>
          <table:table-cell table:style-name="ce29" table:number-columns-spanned="2" table:number-rows-spanned="1" office:value-type="string">
            <text:p>The purpose of the table is to mark call cases which have been tested and those which still need to be tested. </text:p>
          </table:table-cell>
          <table:covered-table-cell/>
          <table:table-cell table:style-name="ce28"/>
        </table:table-row>
        <table:table-row table:style-name="ro4">
          <table:table-cell table:style-name="ce30"/>
          <table:table-cell table:style-name="ce31" table:number-columns-spanned="2" table:number-rows-spanned="1" office:value-type="string">
            <text:p>current version</text:p>
          </table:table-cell>
          <table:covered-table-cell/>
          <table:table-cell table:style-name="ce32" office:value-type="string">
            <text:p>0.1.1</text:p>
          </table:table-cell>
        </table:table-row>
        <table:table-row table:style-name="ro4">
          <table:table-cell table:style-name="ce30"/>
          <table:table-cell table:style-name="ce31" table:number-columns-spanned="2" table:number-rows-spanned="1" office:value-type="string">
            <text:p>target version</text:p>
          </table:table-cell>
          <table:covered-table-cell/>
          <table:table-cell table:style-name="ce32" office:value-type="string">
            <text:p>0.1.2</text:p>
          </table:table-cell>
        </table:table-row>
        <table:table-row table:style-name="ro4">
          <table:table-cell table:style-name="ce30"/>
          <table:table-cell table:style-name="ce33" table:number-columns-spanned="2" table:number-rows-spanned="1" office:value-type="string">
            <text:p>git commit</text:p>
          </table:table-cell>
          <table:covered-table-cell/>
          <table:table-cell table:style-name="ce32" office:value-type="string">
            <text:p>commit 8e4749c47406fbcfcda1497bded8937446b92348
Author: Piotr Gregor &lt;piotrgregor@rsyncme.org&gt;
Date:   Sun Aug 21 13:11:48 2016 +0100

    204 0.1.2 Test rolling checksum for NULL delta function pointer
    
    Add test #20 to ts-5.

</text:p>
          </table:table-cell>
        </table:table-row>
        <table:table-row table:style-name="ro4">
          <table:table-cell table:style-name="ce30"/>
          <table:table-cell table:number-columns-repeated="2" table:style-name="ce31"/>
          <table:table-cell table:style-name="ce32"/>
        </table:table-row>
        <table:table-row table:style-name="ro3">
          <table:table-cell table:style-name="ce30"/>
          <table:table-cell table:style-name="ce34" table:number-columns-spanned="2" table:number-rows-spanned="1" office:value-type="string">
            <text:p>Test case state</text:p>
          </table:table-cell>
          <table:covered-table-cell/>
          <table:table-cell table:style-name="ce30"/>
        </table:table-row>
        <table:table-row table:style-name="ro5">
          <table:table-cell table:style-name="ce35"/>
          <table:table-cell table:style-name="ce36" office:value-type="string">
            <text:p>X</text:p>
          </table:table-cell>
          <table:table-cell table:style-name="ce37" office:value-type="string">
            <text:p>Done (tested)</text:p>
          </table:table-cell>
          <table:table-cell table:style-name="ce35"/>
        </table:table-row>
        <table:table-row table:style-name="ro5">
          <table:table-cell table:style-name="ce35"/>
          <table:table-cell table:style-name="ce36"/>
          <table:table-cell table:style-name="ce38" office:value-type="string">
            <text:p>(empty) TODO</text:p>
          </table:table-cell>
          <table:table-cell table:style-name="ce35"/>
        </table:table-row>
        <table:table-row table:style-name="ro5">
          <table:table-cell table:style-name="ce35"/>
          <table:table-cell table:style-name="ce36"/>
          <table:table-cell table:style-name="ce37"/>
          <table:table-cell table:style-name="ce35"/>
        </table:table-row>
      </table:table>
      <table:table table:name="rm_rolling_ch_proc" table:style-name="ta2" table:print="false">
        <office:forms form:automatic-focus="false" form:apply-design-mode="false"/>
        <table:table-column table:style-name="co7" table:number-columns-repeated="6" table:default-cell-style-name="ce15"/>
        <table:table-column table:style-name="co8" table:default-cell-style-name="ce15"/>
        <table:table-column table:style-name="co7" table:default-cell-style-name="ce15"/>
        <table:table-column table:style-name="co9" table:default-cell-style-name="ce15"/>
        <table:table-column table:style-name="co10" table:default-cell-style-name="ce15"/>
        <table:table-column table:style-name="co6" table:default-cell-style-name="ce15" table:number-columns-repeated="246"/>
        <table:table-row table:style-name="ro7">
          <table:table-cell table:style-name="ce39" table:number-columns-spanned="10" table:number-rows-spanned="1" office:value-type="string">
            <text:p>enum rm_error
rm_rolling_ch_proc(struct rm_session *s, const struct twhlist_head *h, FILE *f_x, rm_delta_f *delta_f, size_t from)</text:p>
          </table:table-cell>
          <table:covered-table-cell table:number-columns-repeated="9"/>
        </table:table-row>
        <table:table-row table:style-name="ro8">
          <table:table-cell table:style-name="ce42" table:number-columns-spanned="1" table:number-rows-spanned="2" office:value-type="string">
            <text:p>Call</text:p>
          </table:table-cell>
          <table:table-cell table:style-name="ce43" table:number-columns-spanned="5" table:number-rows-spanned="1" office:value-type="string">
            <text:p>parameters</text:p>
          </table:table-cell>
          <table:covered-table-cell table:number-columns-repeated="4"/>
          <table:table-cell table:style-name="ce46"/>
          <table:table-cell table:number-columns-repeated="2" table:style-name="ce47"/>
          <table:table-cell table:style-name="ce48"/>
        </table:table-row>
        <table:table-row table:style-name="ro9">
          <table:covered-table-cell/>
          <table:table-cell table:style-name="ce50" office:value-type="string">
            <text:p>s</text:p>
          </table:table-cell>
          <table:table-cell table:style-name="ce51" office:value-type="string">
            <text:p>h</text:p>
          </table:table-cell>
          <table:table-cell table:style-name="ce51" office:value-type="string">
            <text:p>f_x</text:p>
          </table:table-cell>
          <table:table-cell table:style-name="ce51" office:value-type="string">
            <text:p>delta_f</text:p>
          </table:table-cell>
          <table:table-cell table:style-name="ce51" office:value-type="string">
            <text:p>from</text:p>
          </table:table-cell>
          <table:table-cell table:style-name="ce52" office:value-type="string">
            <text:p>return value expected</text:p>
          </table:table-cell>
          <table:table-cell table:style-name="ce53" office:value-type="string">
            <text:p>Done?</text:p>
          </table:table-cell>
          <table:table-cell table:style-name="ce54" office:value-type="string">
            <text:p>test suite. test#</text:p>
          </table:table-cell>
          <table:table-cell table:style-name="ce55" office:value-type="string">
            <text:p>notes</text:p>
          </table:table-cell>
        </table:table-row>
        <table:table-row table:style-name="ro5">
          <table:table-cell table:style-name="ce56" office:value-type="float" office:value="1">
            <text:p>1</text:p>
          </table:table-cell>
          <table:table-cell table:style-name="ce57" office:value-type="string">
            <text:p>NULL</text:p>
          </table:table-cell>
          <table:table-cell table:number-columns-repeated="4" table:style-name="ce58"/>
          <table:table-cell table:style-name="ce59" office:value-type="string">
            <text:p>RM_ERR_BAD_CALL</text:p>
          </table:table-cell>
          <table:table-cell table:style-name="ce59" office:value-type="string">
            <text:p>X</text:p>
          </table:table-cell>
          <table:table-cell table:style-name="ce60" office:value-type="string">
            <text:p>5.6</text:p>
          </table:table-cell>
          <table:table-cell table:style-name="ce61" office:value-type="string">
            <text:p>NULL session pointer.</text:p>
          </table:table-cell>
        </table:table-row>
        <table:table-row table:style-name="ro5">
          <table:table-cell table:style-name="ce56" office:value-type="float" office:value="2">
            <text:p>2</text:p>
          </table:table-cell>
          <table:table-cell table:number-columns-repeated="2" table:style-name="ce58"/>
          <table:table-cell table:style-name="ce57" office:value-type="string">
            <text:p>NULL</text:p>
          </table:table-cell>
          <table:table-cell table:number-columns-repeated="2" table:style-name="ce58"/>
          <table:table-cell table:style-name="ce59" office:value-type="string">
            <text:p>RM_ERR_BAD_CALL</text:p>
          </table:table-cell>
          <table:table-cell table:style-name="ce59" office:value-type="string">
            <text:p>X</text:p>
          </table:table-cell>
          <table:table-cell table:style-name="ce60" office:value-type="string">
            <text:p>5.7</text:p>
          </table:table-cell>
          <table:table-cell table:style-name="ce61" office:value-type="string">
            <text:p>NULL file @x pointer.</text:p>
          </table:table-cell>
        </table:table-row>
        <table:table-row table:style-name="ro5">
          <table:table-cell table:style-name="ce56" office:value-type="float" office:value="3">
            <text:p>3</text:p>
          </table:table-cell>
          <table:table-cell table:number-columns-repeated="3" table:style-name="ce58"/>
          <table:table-cell table:style-name="ce57" office:value-type="string">
            <text:p>NULL</text:p>
          </table:table-cell>
          <table:table-cell table:style-name="ce58"/>
          <table:table-cell table:style-name="ce59" office:value-type="string">
            <text:p>RM_ERR_BAD_CALL</text:p>
          </table:table-cell>
          <table:table-cell table:style-name="ce59" office:value-type="string">
            <text:p>X</text:p>
          </table:table-cell>
          <table:table-cell table:style-name="ce60" office:value-type="string">
            <text:p>5.20</text:p>
          </table:table-cell>
          <table:table-cell table:style-name="ce61" office:value-type="string">
            <text:p>NULL delta function pointer.</text:p>
          </table:table-cell>
        </table:table-row>
        <table:table-row table:style-name="ro5">
          <table:table-cell table:style-name="ce56" office:value-type="float" office:value="4">
            <text:p>4</text:p>
          </table:table-cell>
          <table:table-cell table:number-columns-repeated="4" table:style-name="ce58"/>
          <table:table-cell table:style-name="ce57" office:value-type="string">
            <text:p>out  of range</text:p>
          </table:table-cell>
          <table:table-cell table:style-name="ce59" office:value-type="string">
            <text:p>RM_ERR_TOO_MUCH_REQUESTED</text:p>
          </table:table-cell>
          <table:table-cell table:style-name="ce59" office:value-type="string">
            <text:p>X</text:p>
          </table:table-cell>
          <table:table-cell table:style-name="ce60" office:value-type="string">
            <text:p>5.8</text:p>
          </table:table-cell>
          <table:table-cell table:style-name="ce61" office:value-type="string">
            <text:p>Bad request of reading out of range from file @x, file size is 0.</text:p>
          </table:table-cell>
        </table:table-row>
        <table:table-row table:style-name="ro5">
          <table:table-cell table:style-name="ce56" office:value-type="float" office:value="5">
            <text:p>5</text:p>
          </table:table-cell>
          <table:table-cell table:number-columns-repeated="4" table:style-name="ce58"/>
          <table:table-cell table:style-name="ce57" office:value-type="string">
            <text:p>out  of range</text:p>
          </table:table-cell>
          <table:table-cell table:style-name="ce59" office:value-type="string">
            <text:p>RM_ERR_TOO_MUCH_REQUESTED</text:p>
          </table:table-cell>
          <table:table-cell table:style-name="ce59" office:value-type="string">
            <text:p>X</text:p>
          </table:table-cell>
          <table:table-cell table:style-name="ce60" office:value-type="string">
            <text:p>5.11</text:p>
          </table:table-cell>
          <table:table-cell table:style-name="ce61" office:value-type="string">
            <text:p>NULL request of reading out of range from file @x, file size is not 0.</text:p>
          </table:table-cell>
        </table:table-row>
        <table:table-row table:style-name="ro5">
          <table:table-cell table:style-name="ce56" office:value-type="float" office:value="6">
            <text:p>6</text:p>
          </table:table-cell>
          <table:table-cell table:style-name="ce58"/>
          <table:table-cell table:style-name="ce57" office:value-type="string">
            <text:p>NULL</text:p>
          </table:table-cell>
          <table:table-cell table:number-columns-repeated="3" table:style-name="ce58"/>
          <table:table-cell table:style-name="ce59" office:value-type="string">
            <text:p>RM_ERR_OK</text:p>
          </table:table-cell>
          <table:table-cell table:style-name="ce59" office:value-type="string">
            <text:p>X</text:p>
          </table:table-cell>
          <table:table-cell table:style-name="ce60" office:value-type="string">
            <text:p>5.21</text:p>
          </table:table-cell>
          <table:table-cell table:style-name="ce61" office:value-type="string">
            <text:p>NULL delta function pointer. Whole file enqueued as a single raw delta element, copy all threshold fired.</text:p>
          </table:table-cell>
        </table:table-row>
        <table:table-row table:style-name="ro5">
          <table:table-cell table:style-name="ce56" office:value-type="float" office:value="7">
            <text:p>7</text:p>
          </table:table-cell>
          <table:table-cell table:number-columns-repeated="5" table:style-name="ce62"/>
          <table:table-cell table:style-name="ce59" office:value-type="string">
            <text:p>RM_ERR_OK</text:p>
          </table:table-cell>
          <table:table-cell table:style-name="ce59" office:value-type="string">
            <text:p>X</text:p>
          </table:table-cell>
          <table:table-cell table:style-name="ce60" office:value-type="string">
            <text:p>5.1</text:p>
          </table:table-cell>
          <table:table-cell table:style-name="ce61" office:value-type="string">
            <text:p>Test if number of bytes enqueued as delta elements is correct, when x file is same as y (file has no changes).</text:p>
          </table:table-cell>
        </table:table-row>
        <table:table-row table:style-name="ro5">
          <table:table-cell table:style-name="ce56" office:value-type="float" office:value="8">
            <text:p>8</text:p>
          </table:table-cell>
          <table:table-cell table:number-columns-repeated="5" table:style-name="ce62"/>
          <table:table-cell table:style-name="ce59" office:value-type="string">
            <text:p>RM_ERR_OK</text:p>
          </table:table-cell>
          <table:table-cell table:style-name="ce59" office:value-type="string">
            <text:p>X</text:p>
          </table:table-cell>
          <table:table-cell table:style-name="ce60" office:value-type="string">
            <text:p>5.2</text:p>
          </table:table-cell>
          <table:table-cell table:style-name="ce61" office:value-type="string">
            <text:p>Test if number of bytes enqueued as delta elements is correct, when x is copy of y, but first byte in x is changed.</text:p>
          </table:table-cell>
        </table:table-row>
        <table:table-row table:style-name="ro5">
          <table:table-cell table:style-name="ce56" office:value-type="float" office:value="9">
            <text:p>9</text:p>
          </table:table-cell>
          <table:table-cell table:number-columns-repeated="5" table:style-name="ce62"/>
          <table:table-cell table:style-name="ce59" office:value-type="string">
            <text:p>RM_ERR_OK</text:p>
          </table:table-cell>
          <table:table-cell table:style-name="ce59" office:value-type="string">
            <text:p>X</text:p>
          </table:table-cell>
          <table:table-cell table:style-name="ce60" office:value-type="string">
            <text:p>5.3</text:p>
          </table:table-cell>
          <table:table-cell table:style-name="ce61" office:value-type="string">
            <text:p>Test if number of bytes enqueued as delta elements is correct, when x is copy of y, but first and last bytes in x are changed.</text:p>
          </table:table-cell>
        </table:table-row>
        <table:table-row table:style-name="ro5">
          <table:table-cell table:style-name="ce56" office:value-type="float" office:value="10">
            <text:p>10</text:p>
          </table:table-cell>
          <table:table-cell table:number-columns-repeated="5" table:style-name="ce62"/>
          <table:table-cell table:style-name="ce59" office:value-type="string">
            <text:p>RM_ERR_OK</text:p>
          </table:table-cell>
          <table:table-cell table:style-name="ce59" office:value-type="string">
            <text:p>X</text:p>
          </table:table-cell>
          <table:table-cell table:style-name="ce60" office:value-type="string">
            <text:p>5.4</text:p>
          </table:table-cell>
          <table:table-cell table:style-name="ce61" office:value-type="string">
            <text:p>Test if number of bytes enqueued as delta elements is correct, when x is copy of y, but first and last bytes in x are changed.</text:p>
          </table:table-cell>
        </table:table-row>
        <table:table-row table:style-name="ro5">
          <table:table-cell table:style-name="ce56" office:value-type="float" office:value="11">
            <text:p>11</text:p>
          </table:table-cell>
          <table:table-cell table:number-columns-repeated="5" table:style-name="ce62"/>
          <table:table-cell table:style-name="ce59" office:value-type="string">
            <text:p>RM_ERR_OK</text:p>
          </table:table-cell>
          <table:table-cell table:style-name="ce59" office:value-type="string">
            <text:p>X</text:p>
          </table:table-cell>
          <table:table-cell table:style-name="ce60" office:value-type="string">
            <text:p>5.5</text:p>
          </table:table-cell>
          <table:table-cell table:style-name="ce61" office:value-type="string">
            <text:p>Test if number of bytes enqueued as delta elements is correct, when x is copy of y, but first, middle and last bytes in x are changed.</text:p>
          </table:table-cell>
        </table:table-row>
        <table:table-row table:style-name="ro5">
          <table:table-cell table:style-name="ce56" office:value-type="float" office:value="12">
            <text:p>12</text:p>
          </table:table-cell>
          <table:table-cell table:number-columns-repeated="5" table:style-name="ce62"/>
          <table:table-cell table:style-name="ce59" office:value-type="string">
            <text:p>RM_ERR_BAD_CALL</text:p>
          </table:table-cell>
          <table:table-cell table:style-name="ce59" office:value-type="string">
            <text:p>X</text:p>
          </table:table-cell>
          <table:table-cell table:style-name="ce60" office:value-type="string">
            <text:p>5.9</text:p>
          </table:table-cell>
          <table:table-cell table:style-name="ce61" office:value-type="string">
            <text:p>Bad request, block size is 0, file size is 0.</text:p>
          </table:table-cell>
        </table:table-row>
        <table:table-row table:style-name="ro5">
          <table:table-cell table:style-name="ce56" office:value-type="float" office:value="13">
            <text:p>13</text:p>
          </table:table-cell>
          <table:table-cell table:number-columns-repeated="5" table:style-name="ce62"/>
          <table:table-cell table:style-name="ce59" office:value-type="string">
            <text:p>RM_ERR_BAD_CALL</text:p>
          </table:table-cell>
          <table:table-cell table:style-name="ce59" office:value-type="string">
            <text:p>X</text:p>
          </table:table-cell>
          <table:table-cell table:style-name="ce60" office:value-type="string">
            <text:p>5.10</text:p>
          </table:table-cell>
          <table:table-cell table:style-name="ce61" office:value-type="string">
            <text:p>Bad request, block size is 0, file size is not 0.</text:p>
          </table:table-cell>
        </table:table-row>
        <table:table-row table:style-name="ro5">
          <table:table-cell table:style-name="ce56" office:value-type="float" office:value="14">
            <text:p>14</text:p>
          </table:table-cell>
          <table:table-cell table:number-columns-repeated="5" table:style-name="ce62"/>
          <table:table-cell table:style-name="ce59" office:value-type="string">
            <text:p>RM_ERR_OK</text:p>
          </table:table-cell>
          <table:table-cell table:style-name="ce59" office:value-type="string">
            <text:p>X</text:p>
          </table:table-cell>
          <table:table-cell table:style-name="ce60" office:value-type="string">
            <text:p>5.12</text:p>
          </table:table-cell>
          <table:table-cell table:style-name="ce61" office:value-type="string">
            <text:p>Test send threshold.</text:p>
          </table:table-cell>
        </table:table-row>
        <table:table-row table:style-name="ro5">
          <table:table-cell table:style-name="ce56" office:value-type="float" office:value="15">
            <text:p>15</text:p>
          </table:table-cell>
          <table:table-cell table:number-columns-repeated="5" table:style-name="ce62"/>
          <table:table-cell table:style-name="ce59" office:value-type="string">
            <text:p>RM_ERR_OK</text:p>
          </table:table-cell>
          <table:table-cell table:style-name="ce59" office:value-type="string">
            <text:p>X</text:p>
          </table:table-cell>
          <table:table-cell table:style-name="ce60" office:value-type="string">
            <text:p>5.13</text:p>
          </table:table-cell>
          <table:table-cell table:style-name="ce61" office:value-type="string">
            <text:p>Test send threshold #2 (send threshold = L + 1).</text:p>
          </table:table-cell>
        </table:table-row>
        <table:table-row table:style-name="ro5">
          <table:table-cell table:style-name="ce56" office:value-type="float" office:value="16">
            <text:p>16</text:p>
          </table:table-cell>
          <table:table-cell table:number-columns-repeated="5" table:style-name="ce62"/>
          <table:table-cell table:style-name="ce59" office:value-type="string">
            <text:p>RM_ERR_OK</text:p>
          </table:table-cell>
          <table:table-cell table:style-name="ce59" office:value-type="string">
            <text:p>X</text:p>
          </table:table-cell>
          <table:table-cell table:style-name="ce60" office:value-type="string">
            <text:p>5.14</text:p>
          </table:table-cell>
          <table:table-cell table:style-name="ce61" office:value-type="string">
            <text:p>Test copy all threshold. (ZERO DIFF expected).</text:p>
          </table:table-cell>
        </table:table-row>
        <table:table-row table:style-name="ro5">
          <table:table-cell table:style-name="ce56" office:value-type="float" office:value="17">
            <text:p>17</text:p>
          </table:table-cell>
          <table:table-cell table:number-columns-repeated="5" table:style-name="ce62"/>
          <table:table-cell table:style-name="ce59" office:value-type="string">
            <text:p>RM_ERR_OK</text:p>
          </table:table-cell>
          <table:table-cell table:style-name="ce59" office:value-type="string">
            <text:p>X</text:p>
          </table:table-cell>
          <table:table-cell table:style-name="ce60" office:value-type="string">
            <text:p>5.15</text:p>
          </table:table-cell>
          <table:table-cell table:style-name="ce61" office:value-type="string">
            <text:p>Test copy tail threshold (#1). (ZERO DIFF expected).</text:p>
          </table:table-cell>
        </table:table-row>
        <table:table-row table:style-name="ro5">
          <table:table-cell table:style-name="ce56" office:value-type="float" office:value="18">
            <text:p>18</text:p>
          </table:table-cell>
          <table:table-cell table:number-columns-repeated="5" table:style-name="ce62"/>
          <table:table-cell table:style-name="ce59" office:value-type="string">
            <text:p>RM_ERR_OK</text:p>
          </table:table-cell>
          <table:table-cell table:style-name="ce59" office:value-type="string">
            <text:p>X</text:p>
          </table:table-cell>
          <table:table-cell table:style-name="ce60" office:value-type="string">
            <text:p>5.16</text:p>
          </table:table-cell>
          <table:table-cell table:style-name="ce61" office:value-type="string">
            <text:p>Test copy tail threshold (#2) file size % L. (RAW element at the tail expected). </text:p>
          </table:table-cell>
        </table:table-row>
        <table:table-row table:style-name="ro5">
          <table:table-cell table:style-name="ce56" office:value-type="float" office:value="19">
            <text:p>19</text:p>
          </table:table-cell>
          <table:table-cell table:number-columns-repeated="5" table:style-name="ce62"/>
          <table:table-cell table:style-name="ce59" office:value-type="string">
            <text:p>RM_ERR_OK</text:p>
          </table:table-cell>
          <table:table-cell table:style-name="ce59" office:value-type="string">
            <text:p>X</text:p>
          </table:table-cell>
          <table:table-cell table:style-name="ce60" office:value-type="string">
            <text:p>5.17</text:p>
          </table:table-cell>
          <table:table-cell table:style-name="ce61" office:value-type="string">
            <text:p>Test copy tail threshold(#3) file size % L - 1. (RAW element at the tail expected).</text:p>
          </table:table-cell>
        </table:table-row>
        <table:table-row table:style-name="ro5">
          <table:table-cell table:style-name="ce56" office:value-type="float" office:value="20">
            <text:p>20</text:p>
          </table:table-cell>
          <table:table-cell table:number-columns-repeated="5" table:style-name="ce62"/>
          <table:table-cell table:style-name="ce59" office:value-type="string">
            <text:p>RM_ERR_BAD_CALL</text:p>
          </table:table-cell>
          <table:table-cell table:style-name="ce59" office:value-type="string">
            <text:p>X</text:p>
          </table:table-cell>
          <table:table-cell table:style-name="ce60" office:value-type="string">
            <text:p>5.18</text:p>
          </table:table-cell>
          <table:table-cell table:style-name="ce61" office:value-type="string">
            <text:p>Bad request, send threshold is 0, file size is 0.</text:p>
          </table:table-cell>
        </table:table-row>
        <table:table-row table:style-name="ro5">
          <table:table-cell table:style-name="ce56" office:value-type="float" office:value="21">
            <text:p>21</text:p>
          </table:table-cell>
          <table:table-cell table:number-columns-repeated="5" table:style-name="ce62"/>
          <table:table-cell table:style-name="ce59" office:value-type="string">
            <text:p>RM_ERR_BAD_CALL</text:p>
          </table:table-cell>
          <table:table-cell table:style-name="ce59" office:value-type="string">
            <text:p>X</text:p>
          </table:table-cell>
          <table:table-cell table:style-name="ce60" office:value-type="string">
            <text:p>5.19</text:p>
          </table:table-cell>
          <table:table-cell table:style-name="ce61" office:value-type="string">
            <text:p>Bad request, send threshold is 0, file size is not 0.</text:p>
          </table:table-cell>
        </table:table-row>
      </table:table>
      <table:table table:name="Copy of rm_rolling_ch_proc_tx" table:style-name="ta3" table:print="false">
        <office:forms form:automatic-focus="false" form:apply-design-mode="false"/>
        <table:table-column table:style-name="co7" table:number-columns-repeated="10" table:default-cell-style-name="ce15"/>
        <table:table-column table:style-name="co11" table:default-cell-style-name="ce15" table:number-columns-repeated="246"/>
        <table:table-row table:style-name="ro7">
          <table:table-cell table:style-name="ce63" table:number-columns-spanned="10" table:number-rows-spanned="1" office:value-type="string">
            <text:p>static int
rm_rolling_ch_proc_tx(struct rm_roll_proc_cb_arg  *cb_arg, rm_delta_f *delta_f, enum RM_DELTA_ELEMENT_TYPE type, size_t ref, unsigned char *raw_bytes, size_t raw_bytes_n)</text:p>
          </table:table-cell>
          <table:covered-table-cell table:number-columns-repeated="9"/>
        </table:table-row>
        <table:table-row table:style-name="ro8">
          <table:table-cell table:style-name="ce64" table:number-columns-spanned="1" table:number-rows-spanned="2" office:value-type="string">
            <text:p>Call</text:p>
          </table:table-cell>
          <table:table-cell table:style-name="ce65" table:number-columns-spanned="6" table:number-rows-spanned="1" office:value-type="string">
            <text:p>parameters</text:p>
          </table:table-cell>
          <table:covered-table-cell table:number-columns-repeated="5"/>
          <table:table-cell table:style-name="ce66" table:number-columns-spanned="3" table:number-rows-spanned="1"/>
          <table:covered-table-cell table:number-columns-repeated="2"/>
        </table:table-row>
        <table:table-row table:style-name="ro8">
          <table:covered-table-cell/>
          <table:table-cell table:style-name="ce50" office:value-type="string">
            <text:p>cb_arg</text:p>
          </table:table-cell>
          <table:table-cell table:style-name="ce51" office:value-type="string">
            <text:p>delta_f</text:p>
          </table:table-cell>
          <table:table-cell table:style-name="ce51" office:value-type="string">
            <text:p>type</text:p>
          </table:table-cell>
          <table:table-cell table:style-name="ce51" office:value-type="string">
            <text:p>ref</text:p>
          </table:table-cell>
          <table:table-cell table:style-name="ce51" office:value-type="string">
            <text:p>raw_bytes</text:p>
          </table:table-cell>
          <table:table-cell table:style-name="ce68" office:value-type="string">
            <text:p>raw_bytes_n</text:p>
          </table:table-cell>
          <table:table-cell table:style-name="ce52" office:value-type="string">
            <text:p>expected</text:p>
          </table:table-cell>
          <table:table-cell table:style-name="ce53" office:value-type="string">
            <text:p>STATE</text:p>
          </table:table-cell>
          <table:table-cell table:style-name="ce69" office:value-type="string">
            <text:p>notes</text:p>
          </table:table-cell>
        </table:table-row>
        <table:table-row table:style-name="ro5">
          <table:table-cell table:number-columns-repeated="7" table:style-name="ce70"/>
          <table:table-cell table:style-name="ce71"/>
          <table:table-cell table:style-name="ce72"/>
          <table:table-cell table:style-name="ce73"/>
        </table:table-row>
        <table:table-row table:style-name="ro5">
          <table:table-cell table:number-columns-repeated="7" table:style-name="ce70"/>
          <table:table-cell table:style-name="ce71"/>
          <table:table-cell table:style-name="ce72"/>
          <table:table-cell table:style-name="ce73"/>
        </table:table-row>
        <table:table-row table:style-name="ro5">
          <table:table-cell table:number-columns-repeated="7" table:style-name="ce70"/>
          <table:table-cell table:style-name="ce71"/>
          <table:table-cell table:style-name="ce72"/>
          <table:table-cell table:style-name="ce73"/>
        </table:table-row>
        <table:table-row table:style-name="ro5">
          <table:table-cell table:number-columns-repeated="7" table:style-name="ce70"/>
          <table:table-cell table:style-name="ce71"/>
          <table:table-cell table:style-name="ce72"/>
          <table:table-cell table:style-name="ce73"/>
        </table:table-row>
        <table:table-row table:style-name="ro5">
          <table:table-cell table:number-columns-repeated="7" table:style-name="ce70"/>
          <table:table-cell table:style-name="ce71"/>
          <table:table-cell table:style-name="ce72"/>
          <table:table-cell table:style-name="ce73"/>
        </table:table-row>
        <table:table-row table:style-name="ro5">
          <table:table-cell table:number-columns-repeated="7" table:style-name="ce70"/>
          <table:table-cell table:style-name="ce71"/>
          <table:table-cell table:style-name="ce72"/>
          <table:table-cell table:style-name="ce73"/>
        </table:table-row>
        <table:table-row table:style-name="ro5">
          <table:table-cell table:number-columns-repeated="7" table:style-name="ce70"/>
          <table:table-cell table:style-name="ce71"/>
          <table:table-cell table:style-name="ce72"/>
          <table:table-cell table:style-name="ce73"/>
        </table:table-row>
        <table:table-row table:style-name="ro5">
          <table:table-cell table:number-columns-repeated="7" table:style-name="ce70"/>
          <table:table-cell table:style-name="ce71"/>
          <table:table-cell table:style-name="ce72"/>
          <table:table-cell table:style-name="ce73"/>
        </table:table-row>
        <table:table-row table:style-name="ro5">
          <table:table-cell table:number-columns-repeated="7" table:style-name="ce70"/>
          <table:table-cell table:style-name="ce71"/>
          <table:table-cell table:style-name="ce72"/>
          <table:table-cell table:style-name="ce73"/>
        </table:table-row>
        <table:table-row table:style-name="ro5">
          <table:table-cell table:number-columns-repeated="7" table:style-name="ce70"/>
          <table:table-cell table:style-name="ce71"/>
          <table:table-cell table:style-name="ce72"/>
          <table:table-cell table:style-name="ce73"/>
        </table:table-row>
        <table:table-row table:style-name="ro5">
          <table:table-cell table:number-columns-repeated="7" table:style-name="ce70"/>
          <table:table-cell table:style-name="ce71"/>
          <table:table-cell table:style-name="ce72"/>
          <table:table-cell table:style-name="ce73"/>
        </table:table-row>
        <table:table-row table:style-name="ro5">
          <table:table-cell table:number-columns-repeated="7" table:style-name="ce70"/>
          <table:table-cell table:style-name="ce71"/>
          <table:table-cell table:style-name="ce72"/>
          <table:table-cell table:style-name="ce73"/>
        </table:table-row>
        <table:table-row table:style-name="ro5">
          <table:table-cell table:number-columns-repeated="7" table:style-name="ce70"/>
          <table:table-cell table:style-name="ce71"/>
          <table:table-cell table:style-name="ce72"/>
          <table:table-cell table:style-name="ce73"/>
        </table:table-row>
        <table:table-row table:style-name="ro5">
          <table:table-cell table:number-columns-repeated="7" table:style-name="ce70"/>
          <table:table-cell table:style-name="ce71"/>
          <table:table-cell table:style-name="ce72"/>
          <table:table-cell table:style-name="ce73"/>
        </table:table-row>
        <table:table-row table:style-name="ro5">
          <table:table-cell table:number-columns-repeated="7" table:style-name="ce70"/>
          <table:table-cell table:style-name="ce71"/>
          <table:table-cell table:style-name="ce72"/>
          <table:table-cell table:style-name="ce73"/>
        </table:table-row>
        <table:table-row table:style-name="ro5">
          <table:table-cell table:number-columns-repeated="7" table:style-name="ce70"/>
          <table:table-cell table:style-name="ce71"/>
          <table:table-cell table:style-name="ce72"/>
          <table:table-cell table:style-name="ce73"/>
        </table:table-row>
        <table:table-row table:style-name="ro5">
          <table:table-cell table:number-columns-repeated="7" table:style-name="ce70"/>
          <table:table-cell table:style-name="ce71"/>
          <table:table-cell table:style-name="ce72"/>
          <table:table-cell table:style-name="ce73"/>
        </table:table-row>
        <table:table-row table:style-name="ro5">
          <table:table-cell table:number-columns-repeated="7" table:style-name="ce70"/>
          <table:table-cell table:style-name="ce71"/>
          <table:table-cell table:style-name="ce72"/>
          <table:table-cell table:style-name="ce73"/>
        </table:table-row>
        <table:table-row table:style-name="ro5">
          <table:table-cell table:number-columns-repeated="7" table:style-name="ce70"/>
          <table:table-cell table:style-name="ce71"/>
          <table:table-cell table:style-name="ce72"/>
          <table:table-cell table:style-name="ce73"/>
        </table:table-row>
        <table:table-row table:style-name="ro5">
          <table:table-cell table:number-columns-repeated="7" table:style-name="ce70"/>
          <table:table-cell table:style-name="ce71"/>
          <table:table-cell table:style-name="ce72"/>
          <table:table-cell table:style-name="ce73"/>
        </table:table-row>
        <table:table-row table:style-name="ro5">
          <table:table-cell table:number-columns-repeated="7" table:style-name="ce70"/>
          <table:table-cell table:style-name="ce71"/>
          <table:table-cell table:style-name="ce72"/>
          <table:table-cell table:style-name="ce73"/>
        </table:table-row>
        <table:table-row table:style-name="ro5">
          <table:table-cell table:number-columns-repeated="7" table:style-name="ce70"/>
          <table:table-cell table:style-name="ce71"/>
          <table:table-cell table:style-name="ce72"/>
          <table:table-cell table:style-name="ce73"/>
        </table:table-row>
        <table:table-row table:style-name="ro5" table:visibility="collapse">
          <table:table-cell table:number-columns-repeated="7" table:style-name="ce70"/>
          <table:table-cell table:style-name="ce71" table:formula="of:=COUNTIF([.$B26:.$G26];#REF!)" office:value-type="string">
            <text:p>0</text:p>
          </table:table-cell>
          <table:table-cell table:style-name="ce72" table:formula="of:=COUNTIF([.$B26:.$G26];#REF!)" office:value-type="string">
            <text:p>0</text:p>
          </table:table-cell>
          <table:table-cell table:style-name="ce73" table:formula="of:=COUNTIF([.$B26:.$G26];#REF!)" office:value-type="string">
            <text:p>0</text:p>
          </table:table-cell>
        </table:table-row>
      </table:table>
      <table:named-expressions>
        <table:named-expression table:name="X" table:base-cell-address="$Overview.$A$1" table:expression=""/>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style:font-face style:name="Roboto" svg:font-family="Roboto"/>
    <style:font-face style:name="Roboto Condensed" svg:font-family="Roboto Condensed"/>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Overview" style:display-name="PageStyle_Overview" style:page-layout-name="pm1">
      <style:header style:display="false"/>
      <style:header-left style:display="false"/>
      <style:footer style:display="false"/>
      <style:footer-left style:display="false"/>
    </style:master-page>
    <style:master-page style:name="PageStyle_5f_rm_rolling_ch_proc" style:display-name="PageStyle_rm_rolling_ch_proc" style:page-layout-name="pm2">
      <style:header style:display="false"/>
      <style:header-left style:display="false"/>
      <style:footer style:display="false"/>
      <style:footer-left style:display="false"/>
    </style:master-page>
    <style:master-page style:name="PageStyle_5f_Copy of rm_rolling_ch_proc_tx" style:display-name="PageStyle_Copy of rm_rolling_ch_proc_tx" style:page-layout-name="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